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Helvetica" svg:font-family="Helvetica" style:font-family-generic="swiss" style:font-pitch="variable" svg:panose-1="2 11 5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page-number="190"/>
      <style:text-properties fo:font-weight="bold" style:font-weight-asian="bold" style:font-weight-complex="bold"/>
    </style:style>
    <style:style style:name="P4" style:parent-style-name="Standard" style:family="paragraph">
      <style:paragraph-properties fo:text-align="center"/>
      <style:text-properties fo:font-weight="bold" style:font-weight-asian="bold" style:font-weight-complex="bold"/>
    </style:style>
    <style:style style:name="P5" style:parent-style-name="Standard" style:family="paragraph">
      <style:paragraph-properties fo:text-align="center"/>
      <style:text-properties fo:font-weight="bold" style:font-weight-asian="bold" style:font-weight-complex="bold"/>
    </style:style>
    <style:style style:name="P6" style:parent-style-name="Standard" style:family="paragraph">
      <style:paragraph-properties fo:text-align="center"/>
    </style:style>
    <style:style style:name="T7"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8" style:parent-style-name="Standard" style:family="paragraph">
      <style:paragraph-properties fo:text-align="center"/>
      <style:text-properties fo:font-weight="bold" style:font-weight-asian="bold" style:font-weight-complex="bold"/>
    </style:style>
    <style:style style:name="P9" style:parent-style-name="Standard" style:family="paragraph">
      <style:paragraph-properties fo:text-align="center"/>
      <style:text-properties fo:font-weight="bold" style:font-weight-asian="bold" style:font-weight-complex="bold"/>
    </style:style>
    <style:style style:name="P10" style:parent-style-name="Standard" style:family="paragraph">
      <style:paragraph-properties fo:text-align="center"/>
    </style:style>
    <style:style style:name="P11"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12" style:parent-style-name="Standard" style:family="paragraph">
      <style:text-properties fo:font-style="italic" style:font-style-asian="italic" style:font-style-complex="italic" style:text-underline-type="single" style:text-underline-style="solid" style:text-underline-width="auto" style:text-underline-mode="continuous"/>
    </style:style>
    <style:style style:name="P13" style:parent-style-name="Standard" style:family="paragraph">
      <style:paragraph-properties fo:text-align="center"/>
      <style:text-properties fo:font-weight="bold" style:font-weight-asian="bold" style:font-weight-complex="bold"/>
    </style:style>
    <style:style style:name="P14" style:parent-style-name="Standard" style:family="paragraph">
      <style:paragraph-properties fo:text-align="center"/>
    </style:style>
    <style:style style:name="P15" style:parent-style-name="Standard" style:family="paragraph">
      <style:paragraph-properties fo:text-align="center"/>
      <style:text-properties fo:font-weight="bold" style:font-weight-asian="bold" style:font-weight-complex="bold"/>
    </style:style>
    <style:style style:name="P16" style:parent-style-name="Standard" style:family="paragraph">
      <style:paragraph-properties fo:text-align="center"/>
      <style:text-properties fo:font-weight="bold" style:font-weight-asian="bold" style:font-weight-complex="bold"/>
    </style:style>
    <style:style style:name="T17"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18" style:parent-style-name="Standard" style:family="paragraph">
      <style:paragraph-properties fo:text-align="center"/>
      <style:text-properties fo:font-weight="bold" style:font-weight-asian="bold" style:font-weight-complex="bold"/>
    </style:style>
    <style:style style:name="P19" style:parent-style-name="Standard" style:family="paragraph">
      <style:paragraph-properties fo:text-align="center"/>
      <style:text-properties fo:font-weight="bold" style:font-weight-asian="bold" style:font-weight-complex="bold"/>
    </style:style>
    <style:style style:name="P20" style:parent-style-name="Standard" style:family="paragraph">
      <style:paragraph-properties fo:text-align="center"/>
      <style:text-properties fo:font-weight="bold" style:font-weight-asian="bold" style:font-weight-complex="bold"/>
    </style:style>
    <style:style style:name="T21" style:parent-style-name="DefaultParagraphFont" style:family="text">
      <style:text-properties style:text-underline-type="single" style:text-underline-style="solid" style:text-underline-width="auto" style:text-underline-mode="continuous"/>
    </style:style>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fo:font-style="italic" style:font-style-asian="italic" style:font-style-complex="italic"/>
    </style:style>
    <style:style style:name="P24" style:parent-style-name="Standard" style:family="paragraph">
      <style:paragraph-properties fo:text-align="center"/>
      <style:text-properties fo:font-weight="bold" style:font-weight-asian="bold" style:font-weight-complex="bold"/>
    </style:style>
    <style:style style:name="P25" style:parent-style-name="Standard" style:family="paragraph">
      <style:paragraph-properties fo:text-align="center" fo:margin-left="1.4708in" fo:text-indent="0.4902in">
        <style:tab-stops/>
      </style:paragraph-properties>
      <style:text-properties style:font-weight-complex="bold"/>
    </style:style>
    <style:style style:name="P26" style:parent-style-name="Standard" style:family="paragraph">
      <style:text-properties style:font-weight-complex="bold"/>
    </style:style>
    <style:style style:name="P27" style:parent-style-name="Standard" style:family="paragraph">
      <style:text-properties style:font-weight-complex="bold"/>
    </style:style>
    <style:style style:name="P28" style:parent-style-name="Standard" style:family="paragraph">
      <style:text-properties style:font-weight-complex="bold"/>
    </style:style>
    <style:style style:name="P29" style:parent-style-name="Standard" style:family="paragraph">
      <style:text-properties style:font-weight-complex="bold"/>
    </style:style>
    <style:style style:name="P30" style:parent-style-name="Standard" style:family="paragraph">
      <style:text-properties style:font-weight-complex="bold"/>
    </style:style>
    <style:style style:name="P31" style:parent-style-name="Standard" style:family="paragraph">
      <style:text-properties style:font-weight-complex="bold"/>
    </style:style>
    <style:style style:name="P32" style:parent-style-name="Standard" style:family="paragraph">
      <style:text-properties style:font-weight-complex="bold"/>
    </style:style>
    <style:style style:name="T33" style:parent-style-name="DefaultParagraphFont" style:family="text">
      <style:text-properties style:font-weight-complex="bold"/>
    </style:style>
    <style:style style:name="T34" style:parent-style-name="DefaultParagraphFont" style:family="text">
      <style:text-properties style:font-weight-complex="bold"/>
    </style:style>
    <style:style style:name="T35" style:parent-style-name="DefaultParagraphFont" style:family="text">
      <style:text-properties style:font-name-complex="Times New Roman" style:font-weight-complex="bold"/>
    </style:style>
    <style:style style:name="T36" style:parent-style-name="DefaultParagraphFont" style:family="text">
      <style:text-properties style:font-weight-complex="bold"/>
    </style:style>
    <style:style style:name="T37" style:parent-style-name="DefaultParagraphFont" style:family="text">
      <style:text-properties style:font-weight-complex="bold"/>
    </style:style>
    <style:style style:name="P38" style:parent-style-name="Standard" style:family="paragraph">
      <style:text-properties style:font-weight-complex="bold"/>
    </style:style>
    <style:style style:name="P39" style:parent-style-name="Standard" style:family="paragraph">
      <style:paragraph-properties fo:text-align="center"/>
      <style:text-properties fo:font-weight="bold" style:font-weight-asian="bold"/>
    </style:style>
    <style:style style:name="T40" style:parent-style-name="DefaultParagraphFont" style:family="text">
      <style:text-properties style:font-name-complex="Times New Roman"/>
    </style:style>
    <style:style style:name="T41" style:parent-style-name="DefaultParagraphFont" style:family="text">
      <style:text-properties style:font-name-complex="Times New Roman"/>
    </style:style>
    <style:style style:name="P42" style:parent-style-name="Standard" style:family="paragraph">
      <style:text-properties style:font-name-complex="Times New Roman"/>
    </style:style>
    <style:style style:name="P43" style:parent-style-name="Standard" style:family="paragraph">
      <style:paragraph-properties fo:text-align="center"/>
      <style:text-properties fo:font-weight="bold" style:font-weight-asian="bold"/>
    </style:style>
    <style:style style:name="T44" style:parent-style-name="DefaultParagraphFont" style:family="text">
      <style:text-properties fo:font-weight="bold" style:font-weight-asian="bold"/>
    </style:style>
    <style:style style:name="P45" style:parent-style-name="Standard" style:family="paragraph">
      <style:paragraph-properties fo:text-align="center"/>
      <style:text-properties fo:font-weight="bold" style:font-weight-asian="bold"/>
    </style:style>
    <style:style style:name="P46" style:parent-style-name="Standard" style:family="paragraph">
      <style:paragraph-properties fo:text-align="center"/>
      <style:text-properties fo:font-weight="bold" style:font-weight-asian="bold"/>
    </style:style>
    <style:style style:name="P47" style:parent-style-name="Standard" style:family="paragraph">
      <style:paragraph-properties fo:text-align="center"/>
      <style:text-properties fo:font-weight="bold" style:font-weight-asian="bold"/>
    </style:style>
    <style:style style:name="T48" style:parent-style-name="DefaultParagraphFont" style:family="text">
      <style:text-properties style:font-name-complex="Times New Roman"/>
    </style:style>
    <style:style style:name="P49" style:parent-style-name="Standard" style:family="paragraph">
      <style:paragraph-properties fo:text-align="center"/>
      <style:text-properties fo:font-weight="bold" style:font-weight-asian="bold"/>
    </style:style>
    <style:style style:name="P50" style:parent-style-name="Standard" style:family="paragraph">
      <style:paragraph-properties fo:text-align="center"/>
      <style:text-properties fo:font-weight="bold" style:font-weight-asian="bold"/>
    </style:style>
    <style:style style:name="P51" style:parent-style-name="Standard" style:family="paragraph">
      <style:paragraph-properties fo:text-align="center"/>
      <style:text-properties fo:font-weight="bold" style:font-weight-asian="bold"/>
    </style:style>
    <style:style style:name="T52" style:parent-style-name="DefaultParagraphFont" style:family="text">
      <style:text-properties style:font-name-complex="Times New Roman"/>
    </style:style>
    <style:style style:name="T53" style:parent-style-name="DefaultParagraphFont" style:family="text">
      <style:text-properties style:font-name-complex="Times New Roman"/>
    </style:style>
    <style:style style:name="P54" style:parent-style-name="Standard" style:family="paragraph">
      <style:text-properties style:font-name-complex="Times New Roman"/>
    </style:style>
    <style:style style:name="P55" style:parent-style-name="Standard" style:family="paragraph">
      <style:paragraph-properties fo:text-align="center"/>
      <style:text-properties style:font-name-complex="Times New Roman" fo:font-weight="bold" style:font-weight-asian="bold"/>
    </style:style>
    <style:style style:name="P56" style:parent-style-name="Standard" style:family="paragraph">
      <style:paragraph-properties fo:text-align="center" fo:margin-left="0.9805in" fo:text-indent="0.4902in">
        <style:tab-stops/>
      </style:paragraph-properties>
      <style:text-properties style:font-name-complex="Times New Roman"/>
    </style:style>
    <style:style style:name="P57" style:parent-style-name="Standard" style:family="paragraph">
      <style:text-properties style:font-name-complex="Times New Roman"/>
    </style:style>
    <style:style style:name="P58" style:parent-style-name="Standard" style:family="paragraph">
      <style:text-properties style:font-name-complex="Times New Roman"/>
    </style:style>
    <style:style style:name="P59" style:parent-style-name="Standard" style:family="paragraph">
      <style:text-properties style:font-name-complex="Times New Roman"/>
    </style:style>
    <style:style style:name="P60" style:parent-style-name="Standard" style:family="paragraph">
      <style:text-properties style:font-name-complex="Times New Roman"/>
    </style:style>
    <style:style style:name="P61" style:parent-style-name="Standard" style:family="paragraph">
      <style:text-properties style:font-name-complex="Times New Roman"/>
    </style:style>
    <style:style style:name="T62" style:parent-style-name="DefaultParagraphFont" style:family="text">
      <style:text-properties style:font-name-complex="Times New Roman"/>
    </style:style>
    <style:style style:name="T63" style:parent-style-name="DefaultParagraphFont" style:family="text">
      <style:text-properties style:font-name-complex="Times New Roman"/>
    </style:style>
    <style:style style:name="T64" style:parent-style-name="DefaultParagraphFont" style:family="text">
      <style:text-properties style:font-name-complex="Times New Roman"/>
    </style:style>
    <style:style style:name="P65" style:parent-style-name="Standard" style:family="paragraph">
      <style:paragraph-properties fo:text-align="center"/>
      <style:text-properties fo:font-weight="bold" style:font-weight-asian="bold" style:font-weight-complex="bold"/>
    </style:style>
    <style:style style:name="P66" style:parent-style-name="Standard" style:family="paragraph">
      <style:paragraph-properties fo:text-align="center"/>
    </style:style>
    <style:style style:name="P67" style:parent-style-name="Standard" style:family="paragraph">
      <style:paragraph-properties fo:text-align="center"/>
    </style:style>
    <style:style style:name="P68" style:parent-style-name="Standard" style:family="paragraph">
      <style:paragraph-properties fo:text-align="center"/>
      <style:text-properties fo:font-weight="bold" style:font-weight-asian="bold"/>
    </style:style>
    <style:style style:name="T69" style:parent-style-name="DefaultParagraphFont" style:family="text">
      <style:text-properties style:font-name-complex="Times New Roman"/>
    </style:style>
    <style:style style:name="P70" style:parent-style-name="Standard" style:family="paragraph">
      <style:paragraph-properties fo:text-align="center"/>
      <style:text-properties fo:font-weight="bold" style:font-weight-asian="bold"/>
    </style:style>
    <style:style style:name="P71" style:parent-style-name="Standard" style:family="paragraph">
      <style:paragraph-properties fo:text-align="center"/>
      <style:text-properties fo:font-weight="bold" style:font-weight-asian="bold"/>
    </style:style>
    <style:style style:name="P72" style:parent-style-name="Standard" style:family="paragraph">
      <style:paragraph-properties fo:text-align="center"/>
      <style:text-properties fo:font-weight="bold" style:font-weight-asian="bold"/>
    </style:style>
    <style:style style:name="P73" style:parent-style-name="Standard" style:family="paragraph">
      <style:paragraph-properties fo:text-align="center"/>
      <style:text-properties fo:font-weight="bold" style:font-weight-asian="bold"/>
    </style:style>
    <style:style style:name="P74" style:parent-style-name="Standard" style:family="paragraph">
      <style:paragraph-properties fo:text-align="center"/>
      <style:text-properties fo:font-weight="bold" style:font-weight-asian="bold"/>
    </style:style>
    <style:style style:name="P75" style:parent-style-name="Standard" style:family="paragraph">
      <style:paragraph-properties fo:text-align="center"/>
      <style:text-properties fo:font-weight="bold" style:font-weight-asian="bold"/>
    </style:style>
    <style:style style:name="T76" style:parent-style-name="DefaultParagraphFont" style:family="text">
      <style:text-properties style:font-name-complex="Times New Roman"/>
    </style:style>
    <style:style style:name="T77" style:parent-style-name="DefaultParagraphFont" style:family="text">
      <style:text-properties fo:font-style="italic" style:font-style-asian="italic" style:text-underline-type="single" style:text-underline-style="solid" style:text-underline-width="auto" style:text-underline-mode="continuous"/>
    </style:style>
    <style:style style:name="P78" style:parent-style-name="Standard" style:family="paragraph">
      <style:paragraph-properties fo:text-align="center"/>
      <style:text-properties fo:font-weight="bold" style:font-weight-asian="bold"/>
    </style:style>
    <style:style style:name="T79" style:parent-style-name="DefaultParagraphFont" style:family="text">
      <style:text-properties style:font-name-complex="Times New Roman"/>
    </style:style>
    <style:style style:name="P80" style:parent-style-name="Standard" style:family="paragraph">
      <style:paragraph-properties fo:text-align="center"/>
      <style:text-properties fo:font-weight="bold" style:font-weight-asian="bold"/>
    </style:style>
    <style:style style:name="P81" style:parent-style-name="Standard" style:family="paragraph">
      <style:paragraph-properties fo:text-align="justify" fo:margin-left="3.4319in" fo:text-indent="0.4902in">
        <style:tab-stops/>
      </style:paragraph-properties>
    </style:style>
    <style:style style:name="P82" style:parent-style-name="Normal" style:family="paragraph">
      <style:paragraph-properties fo:widows="2" fo:orphans="2" fo:text-align="center" style:vertical-align="auto" fo:background-color="#FFFFFF"/>
      <style:text-properties style:font-name="Helvetica" style:font-name-asian="Times New Roman" style:font-name-complex="Arial" fo:font-weight="bold" style:font-weight-asian="bold" fo:color="#000000" style:letter-kerning="false" fo:language="en" fo:country="US" style:language-asian="en" style:country-asian="US" style:language-complex="ar" style:country-complex="SA" fo:hyphenate="true"/>
    </style:style>
    <style:style style:name="P83" style:parent-style-name="Normal" style:family="paragraph">
      <style:paragraph-properties fo:widows="2" fo:orphans="2" fo:text-align="center" style:vertical-align="auto" fo:background-color="#FFFFFF"/>
      <style:text-properties style:font-name="Helvetica" style:font-name-asian="Times New Roman" style:font-name-complex="Arial" fo:font-weight="bold" style:font-weight-asian="bold" fo:color="#000000" style:letter-kerning="false" fo:language="en" fo:country="US" style:language-asian="en" style:country-asian="US" style:language-complex="ar" style:country-complex="SA" fo:hyphenate="true"/>
    </style:style>
    <style:style style:name="P84" style:parent-style-name="Normal" style:family="paragraph">
      <style:paragraph-properties fo:widows="2" fo:orphans="2" style:vertical-align="auto" fo:background-color="#FFFFFF"/>
      <style:text-properties style:font-name="Helvetica" style:font-name-asian="Times New Roman" style:font-name-complex="Arial" fo:color="#000000" style:letter-kerning="false" fo:language="en" fo:country="US" style:language-asian="en" style:country-asian="US" style:language-complex="ar" style:country-complex="SA" fo:hyphenate="true"/>
    </style:style>
    <style:style style:name="P85" style:parent-style-name="Normal" style:family="paragraph">
      <style:paragraph-properties fo:widows="2" fo:orphans="2" style:vertical-align="auto" fo:background-color="#FFFFFF"/>
      <style:text-properties style:font-name="Helvetica" style:font-name-asian="Times New Roman" style:font-name-complex="Arial" fo:color="#000000" style:letter-kerning="false" fo:language="en" fo:country="US" style:language-asian="en" style:country-asian="US" style:language-complex="ar" style:country-complex="SA" fo:hyphenate="true"/>
    </style:style>
    <style:style style:name="P86" style:parent-style-name="Normal" style:family="paragraph">
      <style:paragraph-properties fo:widows="2" fo:orphans="2" style:vertical-align="auto" fo:background-color="#FFFFFF"/>
      <style:text-properties style:font-name="Helvetica" style:font-name-asian="Times New Roman" style:font-name-complex="Arial" fo:color="#000000" style:letter-kerning="false" fo:language="en" fo:country="US" style:language-asian="en" style:country-asian="US" style:language-complex="ar" style:country-complex="SA" fo:hyphenate="true"/>
    </style:style>
    <style:style style:name="P87" style:parent-style-name="Normal" style:family="paragraph">
      <style:paragraph-properties fo:widows="2" fo:orphans="2" style:vertical-align="auto" fo:background-color="#FFFFFF"/>
      <style:text-properties style:font-name="Helvetica" style:font-name-asian="Times New Roman" style:font-name-complex="Arial" fo:color="#000000" style:letter-kerning="false" fo:language="en" fo:country="US" style:language-asian="en" style:country-asian="US" style:language-complex="ar" style:country-complex="SA" fo:hyphenate="true"/>
    </style:style>
    <style:style style:name="P88" style:parent-style-name="Normal" style:family="paragraph">
      <style:paragraph-properties fo:widows="2" fo:orphans="2" style:vertical-align="auto" fo:background-color="#FFFFFF"/>
      <style:text-properties style:font-name="Helvetica" style:font-name-asian="Times New Roman" style:font-name-complex="Arial" fo:color="#000000" style:letter-kerning="false" fo:language="en" fo:country="US" style:language-asian="en" style:country-asian="US" style:language-complex="ar" style:country-complex="SA" fo:hyphenate="true"/>
    </style:style>
    <style:style style:name="P89" style:parent-style-name="Normal" style:family="paragraph">
      <style:paragraph-properties fo:widows="2" fo:orphans="2" style:vertical-align="auto" fo:background-color="#FFFFFF"/>
      <style:text-properties style:font-name="Helvetica" style:font-name-asian="Times New Roman" style:font-name-complex="Arial" fo:color="#000000" style:letter-kerning="false" fo:language="en" fo:country="US" style:language-asian="en" style:country-asian="US" style:language-complex="ar" style:country-complex="SA" fo:hyphenate="true"/>
    </style:style>
    <style:style style:name="P90" style:parent-style-name="Normal" style:family="paragraph">
      <style:paragraph-properties fo:widows="2" fo:orphans="2" style:vertical-align="auto" fo:background-color="#FFFFFF"/>
      <style:text-properties style:font-name="Helvetica" style:font-name-asian="Times New Roman" style:font-name-complex="Arial" fo:color="#000000" style:letter-kerning="false" fo:language="en" fo:country="US" style:language-asian="en" style:country-asian="US" style:language-complex="ar" style:country-complex="SA" fo:hyphenate="true"/>
    </style:style>
    <style:style style:name="P91" style:parent-style-name="Normal" style:family="paragraph">
      <style:paragraph-properties fo:widows="2" fo:orphans="2" style:vertical-align="auto" fo:background-color="#FFFFFF"/>
      <style:text-properties style:font-name="Helvetica" style:font-name-asian="Times New Roman" style:font-name-complex="Arial" fo:color="#000000" style:letter-kerning="false" fo:language="en" fo:country="US" style:language-asian="en" style:country-asian="US" style:language-complex="ar" style:country-complex="SA" fo:hyphenate="true"/>
    </style:style>
    <style:style style:name="P92" style:parent-style-name="Normal" style:family="paragraph">
      <style:paragraph-properties fo:widows="2" fo:orphans="2" style:vertical-align="auto" fo:background-color="#FFFFFF"/>
      <style:text-properties style:font-name="Helvetica" style:font-name-asian="Times New Roman" style:font-name-complex="Arial" fo:color="#000000" style:letter-kerning="false" fo:language="en" fo:country="US" style:language-asian="en" style:country-asian="US" style:language-complex="ar" style:country-complex="SA" fo:hyphenate="true"/>
    </style:style>
    <style:style style:name="P93" style:parent-style-name="Normal" style:family="paragraph">
      <style:paragraph-properties fo:widows="2" fo:orphans="2" style:vertical-align="auto" fo:background-color="#FFFFFF"/>
      <style:text-properties style:font-name="Helvetica" style:font-name-asian="Times New Roman" style:font-name-complex="Arial" fo:color="#000000" style:letter-kerning="false" fo:language="en" fo:country="US" style:language-asian="en" style:country-asian="US" style:language-complex="ar" style:country-complex="SA" fo:hyphenate="true"/>
    </style:style>
    <style:style style:name="P94" style:parent-style-name="Normal" style:family="paragraph">
      <style:paragraph-properties fo:widows="2" fo:orphans="2" style:vertical-align="auto" fo:background-color="#FFFFFF"/>
      <style:text-properties style:font-name="Helvetica" style:font-name-asian="Times New Roman" style:font-name-complex="Arial" fo:color="#000000" style:letter-kerning="false" fo:language="en" fo:country="US" style:language-asian="en" style:country-asian="US" style:language-complex="ar" style:country-complex="SA" fo:hyphenate="true"/>
    </style:style>
    <style:style style:name="P95" style:parent-style-name="Normal" style:family="paragraph">
      <style:paragraph-properties fo:widows="2" fo:orphans="2" style:vertical-align="auto" fo:background-color="#FFFFFF"/>
      <style:text-properties style:font-name="Helvetica" style:font-name-asian="Times New Roman" style:font-name-complex="Arial" fo:color="#000000" style:letter-kerning="false" fo:language="en" fo:country="US" style:language-asian="en" style:country-asian="US" style:language-complex="ar" style:country-complex="SA" fo:hyphenate="true"/>
    </style:style>
    <style:style style:name="P96" style:parent-style-name="Normal" style:family="paragraph">
      <style:paragraph-properties fo:widows="2" fo:orphans="2" style:vertical-align="auto" fo:background-color="#FFFFFF"/>
      <style:text-properties style:font-name="Helvetica" style:font-name-asian="Times New Roman" style:font-name-complex="Arial" fo:color="#000000" style:letter-kerning="false" fo:language="en" fo:country="US" style:language-asian="en" style:country-asian="US" style:language-complex="ar" style:country-complex="SA" fo:hyphenate="true"/>
    </style:style>
    <style:style style:name="P97" style:parent-style-name="Normal" style:family="paragraph">
      <style:paragraph-properties fo:widows="2" fo:orphans="2" style:vertical-align="auto" fo:background-color="#FFFFFF"/>
      <style:text-properties style:font-name="Helvetica" style:font-name-asian="Times New Roman" style:font-name-complex="Arial" fo:color="#000000" style:letter-kerning="false" fo:language="en" fo:country="US" style:language-asian="en" style:country-asian="US" style:language-complex="ar" style:country-complex="SA" fo:hyphenate="true"/>
    </style:style>
    <style:style style:name="P98" style:parent-style-name="Normal" style:family="paragraph">
      <style:paragraph-properties fo:widows="2" fo:orphans="2" style:vertical-align="auto" fo:background-color="#FFFFFF"/>
      <style:text-properties style:font-name="Helvetica" style:font-name-asian="Times New Roman" style:font-name-complex="Arial" fo:color="#000000" style:letter-kerning="false" fo:language="en" fo:country="US" style:language-asian="en" style:country-asian="US" style:language-complex="ar" style:country-complex="SA" fo:hyphenate="true"/>
    </style:style>
    <style:style style:name="P99" style:parent-style-name="Normal" style:family="paragraph">
      <style:paragraph-properties fo:widows="2" fo:orphans="2" style:vertical-align="auto" fo:background-color="#FFFFFF"/>
      <style:text-properties style:font-name="Helvetica" style:font-name-asian="Times New Roman" style:font-name-complex="Arial" fo:color="#000000" style:letter-kerning="false" fo:language="en" fo:country="US" style:language-asian="en" style:country-asian="US" style:language-complex="ar" style:country-complex="SA" fo:hyphenate="true"/>
    </style:style>
    <style:style style:name="P100" style:parent-style-name="Normal" style:family="paragraph">
      <style:paragraph-properties fo:widows="2" fo:orphans="2" style:vertical-align="auto" fo:background-color="#FFFFFF"/>
      <style:text-properties style:font-name="Helvetica" style:font-name-asian="Times New Roman" style:font-name-complex="Arial" fo:color="#000000" style:letter-kerning="false" fo:language="en" fo:country="US" style:language-asian="en" style:country-asian="US" style:language-complex="ar" style:country-complex="SA" fo:hyphenate="true"/>
    </style:style>
    <style:style style:name="P101" style:parent-style-name="Normal" style:family="paragraph">
      <style:paragraph-properties fo:widows="2" fo:orphans="2" style:vertical-align="auto" fo:background-color="#FFFFFF"/>
      <style:text-properties style:font-name="Helvetica" style:font-name-asian="Times New Roman" style:font-name-complex="Arial" fo:color="#000000" style:letter-kerning="false" fo:language="en" fo:country="US" style:language-asian="en" style:country-asian="US" style:language-complex="ar" style:country-complex="SA" fo:hyphenate="true"/>
    </style:style>
    <style:style style:name="P102" style:parent-style-name="Normal" style:family="paragraph">
      <style:paragraph-properties fo:widows="2" fo:orphans="2" style:vertical-align="auto" fo:background-color="#FFFFFF"/>
      <style:text-properties style:font-name="Helvetica" style:font-name-asian="Times New Roman" style:font-name-complex="Arial" fo:color="#000000" style:letter-kerning="false" fo:language="en" fo:country="US" style:language-asian="en" style:country-asian="US" style:language-complex="ar" style:country-complex="SA" fo:hyphenate="true"/>
    </style:style>
    <style:style style:name="P103" style:parent-style-name="Normal" style:family="paragraph">
      <style:paragraph-properties fo:widows="2" fo:orphans="2" style:vertical-align="auto" fo:background-color="#FFFFFF"/>
      <style:text-properties style:font-name="Helvetica" style:font-name-asian="Times New Roman" style:font-name-complex="Arial" fo:color="#000000" style:letter-kerning="false" fo:language="en" fo:country="US" style:language-asian="en" style:country-asian="US" style:language-complex="ar" style:country-complex="SA" fo:hyphenate="true"/>
    </style:style>
    <style:style style:name="P104" style:parent-style-name="Normal" style:family="paragraph">
      <style:paragraph-properties fo:widows="2" fo:orphans="2" style:vertical-align="auto" fo:background-color="#FFFFFF"/>
      <style:text-properties style:font-name="Helvetica" style:font-name-asian="Times New Roman" style:font-name-complex="Arial" fo:color="#000000" style:letter-kerning="false" fo:language="en" fo:country="US" style:language-asian="en" style:country-asian="US" style:language-complex="ar" style:country-complex="SA" fo:hyphenate="true"/>
    </style:style>
    <style:style style:name="T105" style:parent-style-name="DefaultParagraphFont" style:family="text">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style:style>
  </office:automatic-styles>
  <office:body>
    <office:text text:use-soft-page-breaks="true">
      <text:p text:style-name="P1">Almond Poppyseed Cake</text:p>
      <text:p text:style-name="P4"/>
      <text:p text:style-name="Standard">1 Duncan Hines Butter Cake Mix<text:tab/><text:tab/><text:tab/>4 eggs</text:p>
      <text:p text:style-name="Standard">¼ <text:s/>cup sugar<text:tab/><text:tab/><text:tab/><text:tab/><text:tab/><text:tab/>¼ <text:s/>cup water</text:p>
      <text:p text:style-name="Standard">¾ <text:s/>cup oil<text:tab/><text:tab/><text:tab/><text:tab/><text:tab/><text:tab/>1/8 teaspoon poppyseed</text:p>
      <text:p text:style-name="Standard">1 ½ <text:s/>teaspoon almond flavoring<text:tab/><text:tab/><text:tab/></text:p>
      <text:p text:style-name="Standard"/>
      <text:p text:style-name="Standard">Mix all<text:s/>ingredients and bake in a greased and floured bundt pan at 350º for 35-40 minutes. <text:s/>Cool for 10 minutes. <text:s/>Remove from pan.</text:p>
      <text:p text:style-name="Standard"/>
      <text:p text:style-name="P5">Coca-Cola Cake</text:p>
      <text:p text:style-name="P6"><text:tab/><text:tab/><text:tab/><text:tab/>Paula Branch</text:p>
      <text:p text:style-name="Standard"/>
      <text:p text:style-name="Standard">2 cups plain flour<text:tab/><text:tab/><text:tab/><text:tab/><text:tab/>2 cups sugar</text:p>
      <text:p text:style-name="Standard">2 sticks butter<text:tab/><text:tab/><text:tab/><text:tab/><text:tab/><text:tab/>3 tablespoons cocoa</text:p>
      <text:p text:style-name="Standard">1 cup coke<text:tab/><text:tab/><text:tab/><text:tab/><text:tab/><text:tab/>1 ½ <text:s/>cups marshmallows</text:p>
      <text:p text:style-name="Standard">½ <text:s/>cup buttermilk<text:tab/><text:tab/><text:tab/><text:tab/><text:tab/>1 teapoon vanilla</text:p>
      <text:p text:style-name="Standard">2 eggs<text:tab/><text:tab/><text:tab/><text:tab/><text:tab/><text:tab/><text:tab/>1 teaspoon baking soda</text:p>
      <text:p text:style-name="Standard">Coca-Cola Frosting</text:p>
      <text:p text:style-name="Standard"/>
      <text:p text:style-name="Standard">Mix flour and sugar; set aside. In saucepan on stove mix the butter, cocoa, coke and marshmallows; bring to boil and stir constantly. <text:s/>Once marshmallows dissolve, remove from heat and add flour/sugar mixture; <text:s/>add buttermilk, vanilla, eggs and baking soda. <text:s/>Mix well and put in greased 13x9x2" pan. <text:s/>Bake at 350º for 40 minutes or until done. <text:s/>Spread frosting over hot cake.</text:p>
      <text:p text:style-name="Standard"/>
      <text:p text:style-name="Standard"><text:span text:style-name="T7">Coca-Cola Frosting</text:span>:</text:p>
      <text:p text:style-name="Standard"/>
      <text:p text:style-name="Standard">1<text:s/>stick butter<text:tab/><text:tab/><text:tab/><text:tab/><text:tab/><text:tab/>6 Tablespoons Coca-Cola</text:p>
      <text:p text:style-name="Standard">3 Tablespoons cocoa<text:tab/><text:tab/><text:tab/><text:tab/><text:tab/>1 box powdered sugar, sifted</text:p>
      <text:p text:style-name="Standard">1 cup pecans</text:p>
      <text:p text:style-name="Standard"/>
      <text:p text:style-name="Standard">Melt butter; add Coca-Cola and cocoa and mix well. <text:s/>Add powdered sugar; use electric mixer if needed to make smooth. <text:s/>Add pecans; mix and pour over<text:s/>hot cake.</text:p>
      <text:p text:style-name="P8"/>
      <text:p text:style-name="P9">Sour Cream Coffee Cake</text:p>
      <text:p text:style-name="P10"><text:tab/><text:tab/><text:tab/>Marnee Bell</text:p>
      <text:p text:style-name="P11"/>
      <text:p text:style-name="Standard">1 cup butter<text:tab/><text:tab/><text:tab/><text:tab/><text:tab/><text:tab/>2 cups sugar</text:p>
      <text:p text:style-name="Standard">2 eggs<text:tab/><text:tab/><text:tab/><text:tab/><text:tab/><text:tab/><text:tab/>2 cups flour</text:p>
      <text:p text:style-name="Standard">¼ <text:s/>teaspoon salt<text:tab/><text:tab/><text:tab/><text:tab/><text:tab/>1 teaspoon baking powder</text:p>
      <text:p text:style-name="Standard">1 cup sour cream</text:p>
      <text:p text:style-name="Standard"/>
      <text:p text:style-name="Standard">Cream butter, sugar and eggs together. <text:s/>Add sour cream. Combine flour, salt and baking powder. <text:s/>Add to wet ingredients. <text:s/>Cook in bundt pan using alternate layers of batter and topping making two layers of each.</text:p>
      <text:p text:style-name="Standard"/>
      <text:p text:style-name="P12">Topping:</text:p>
      <text:p text:style-name="Standard">1 cup pecans<text:tab/><text:tab/><text:tab/><text:tab/><text:tab/><text:tab/>½ <text:s/>teaspoon cinnamon</text:p>
      <text:p text:style-name="Standard">2 tablespoons sugar</text:p>
      <text:p text:style-name="Standard"/>
      <text:p text:style-name="Standard">Bake at 350º for 55-60 minutes in greased cake pan. <text:s/>Dust with powdered sugar. <text:s/>Let stand 24 hours. <text:s/>Freezes well.<text:tab/></text:p>
      <text:soft-page-break/>
      <text:p text:style-name="P13">White Layer Cake</text:p>
      <text:p text:style-name="P14"><text:tab/><text:tab/><text:tab/><text:tab/><text:tab/>Mama Franklin</text:p>
      <text:p text:style-name="Standard"/>
      <text:p text:style-name="Standard">6 egg whites<text:tab/><text:tab/><text:tab/><text:tab/><text:tab/><text:tab/>1 cup butter, softened</text:p>
      <text:p text:style-name="Standard">2 cups sugar<text:tab/><text:tab/><text:tab/><text:tab/><text:tab/><text:tab/>¾ <text:s/>cups milk</text:p>
      <text:p text:style-name="Standard">3 cups flour<text:tab/><text:tab/><text:tab/><text:tab/><text:tab/><text:tab/>2 teaspoons baking powder</text:p>
      <text:p text:style-name="Standard">¼ <text:s/>teaspoon salt</text:p>
      <text:p text:style-name="Standard"/>
      <text:p text:style-name="Standard">Cream butter and sugar. <text:s/>Add<text:s/>dry ingredients together. <text:s/>Add milk and flour mixture alternately to creamed mixture. <text:s/>Beat egg whites until stiffly beaten; fold into other mixture. <text:s/>Bake at 350º in greased and floured 8 or 9" round pans (2 or 3 depending how thick you want the cake layers). <text:s/>Cool on wire racks for 5 <text:s/>minutes; then take table knife and go around edge between pan and cake and loose cake. <text:s/>Dump layers onto wire racks to finish cooling. <text:s/>Frost with any desired frosting.</text:p>
      <text:p text:style-name="Standard"/>
      <text:p text:style-name="P15">Lazy Daisy Oatmeal Cake</text:p>
      <text:p text:style-name="P16"/>
      <text:p text:style-name="Standard">½ <text:s/>cup butter, softened<text:tab/><text:tab/><text:tab/><text:tab/>½<text:s text:c="2"/>cup granulated sugar</text:p>
      <text:p text:style-name="Standard">½ <text:s/>cup brown sugar<text:tab/><text:tab/><text:tab/><text:tab/><text:tab/>1 egg</text:p>
      <text:p text:style-name="Standard">1 teaspoon vanilla<text:tab/><text:tab/><text:tab/><text:tab/><text:tab/>1 ½ <text:s/>cups all-purpose flour, sifted</text:p>
      <text:p text:style-name="Standard">½ <text:s/>teaspoon salt<text:tab/><text:tab/><text:tab/><text:tab/><text:tab/>1 teaspoon baking soda</text:p>
      <text:p text:style-name="Standard">1 teaspoon cinnamon<text:tab/><text:tab/><text:tab/><text:tab/><text:tab/>½ <text:s/>teaspoon nutmeg</text:p>
      <text:p text:style-name="Standard">1 cup milk<text:tab/><text:tab/><text:tab/><text:tab/><text:tab/><text:tab/>1 cup rolled oats (quick or regular – dry)</text:p>
      <text:p text:style-name="Standard"/>
      <text:p text:style-name="Standard">Beat butter until creamy; add sugars gradually and beat until thoroughly blended. <text:s/>Add vanilla and egg; beat well. <text:s/>Stir together flour, salt, soda, cinnamon and nutmeg. <text:s/>Add to creamed mixture alternately with milk. <text:s/>Stir in rolled oats. <text:s/>Pour batter into greased and floured 8" square glass baking dish. <text:s/>Bake in slow overn (325º) 40-45 minutes. <text:s/>Leave in pan. <text:s/>When using metal pan, bake in moderate oven (350º). <text:s/>As soon as cake is removed from oven spread with Coconut Icing.</text:p>
      <text:p text:style-name="Standard"><text:span text:style-name="T17">Coconut Icing</text:span>:</text:p>
      <text:p text:style-name="Standard"/>
      <text:p text:style-name="Standard">¼ <text:s/>cup butter, softened<text:tab/><text:tab/><text:tab/><text:tab/>½ <text:s/>cup brown sugar</text:p>
      <text:p text:style-name="Standard">3 tablespoons half and half<text:tab/><text:tab/><text:tab/><text:tab/>½ <text:s/>cup chopped nuts</text:p>
      <text:p text:style-name="Standard">2/3 cup flaked or shredded coconut</text:p>
      <text:p text:style-name="Standard"/>
      <text:p text:style-name="Standard">Combine ingredients; blend well. <text:s/>Spred evenly over cake when it is removed from oven. <text:s/>Broil until frosting becomes bubbly. <text:s/>Serve warm<text:s/>or cold.</text:p>
      <text:p text:style-name="P18"/>
      <text:p text:style-name="P19">Pudding Cake</text:p>
      <text:p text:style-name="P20"/>
      <text:p text:style-name="Standard">1 (18.5 oz.) package cake mix, any flavor<text:tab/><text:tab/>2 packages (4-serving size) Jell-O Brand</text:p>
      <text:p text:style-name="Standard">1 cup confectioner's sugar<text:tab/><text:tab/><text:tab/><text:tab/><text:tab/><text:span text:style-name="T21">Instant</text:span><text:s/>Pudding, any flavor</text:p>
      <text:p text:style-name="Standard">4 cups milk</text:p>
      <text:p text:style-name="Standard"/>
      <text:p text:style-name="Standard">Prepare cake mix as directed on package, baking in a 13x9" pan. <text:s/>Remove<text:s/>from oven. <text:s/>Poke holes quickly down through caake with round handle of wooden spoon at 1" intervals (or use a plastic straw, using a turning motion to make large holes).</text:p>
      <text:p text:style-name="Standard"><text:span text:style-name="T22">Only after poking holes</text:span>, combine pudding mix with sugar in large bowl. <text:s/>Gradually stir<text:s/>in milk. <text:s/>Then beat at low speed of electric mixer for not more than 1 minute (do not overbeat). <text:s/>Quickly, before pudding thickens, pour about one-half of the<text:s/><text:span text:style-name="T23">thin<text:s/></text:span>pudding evenly over warm cake and into the holes to make the stripes. <text:s/>Allow remaining pudding to thicken slightly; then spoon over the top, swirling it to "frost" the cake. <text:s/>Chill at least 1 hour. Store cake in refrigerator. <text:s/>Covder with plastic wrap, if desired. <text:s text:c="3"/></text:p>
      <text:soft-page-break/>
      <text:p text:style-name="P24">Pudding Cake</text:p>
      <text:p text:style-name="P25">Amy Windham</text:p>
      <text:p text:style-name="P26"/>
      <text:p text:style-name="P27">1 Pillsbury Pudding in the Mix chocolate<text:s/><text:tab/><text:tab/>½ cup sugar</text:p>
      <text:p text:style-name="P28"><text:tab/>Cake mix<text:tab/><text:tab/><text:tab/><text:tab/><text:tab/>1 (3-oz.) instant pudding, vanilla or chocolate</text:p>
      <text:p text:style-name="P29">¾ cup water<text:tab/><text:tab/><text:tab/><text:tab/><text:tab/><text:tab/>¾ cup vegetable oil</text:p>
      <text:p text:style-name="P30">8 oz. Sour cream<text:tab/><text:tab/><text:tab/><text:tab/><text:tab/>4 eggs</text:p>
      <text:p text:style-name="P31">1 ½ cup semi-sweet chocolate chips<text:tab/><text:tab/><text:tab/>White/chocolate bark or powdered sugar</text:p>
      <text:p text:style-name="P32"/>
      <text:p text:style-name="Standard"><text:span text:style-name="T33">Whisk cake mix, sugar and package of pudding toge</text:span><text:span text:style-name="T34">ther. <text:s text:c="2"/>Add water, oil, sour cram and eggs; blend well with whisk. <text:s/>Stir in chocolate chips (or combination of chocolate and white chocolate). <text:s/>Pour into greased and floured bundt pan. <text:s/>Bake for 1 hour at 350</text:span><text:span text:style-name="T35">°</text:span><text:span text:style-name="T36"><text:s/>Frost with melted white chocolate or powdered<text:s/></text:span><text:span text:style-name="T37">sugar icing (Powdered sugar and milk).</text:span></text:p>
      <text:p text:style-name="P38"/>
      <text:p text:style-name="P39">Sock-it-to-Me Cake</text:p>
      <text:p text:style-name="Standard"/>
      <text:p text:style-name="Standard">1 Duncan Hines Butter Cake Mix<text:tab/><text:tab/><text:tab/>¾ cup butter Wesson Oil (or vegetable oil)</text:p>
      <text:p text:style-name="Standard">8 oz. Sour cream<text:tab/><text:tab/><text:tab/><text:tab/><text:tab/>½ cup sugar</text:p>
      <text:p text:style-name="Standard">4 eggs<text:tab/><text:tab/><text:tab/><text:tab/><text:tab/><text:tab/><text:tab/>3 tablespooons brown sugar</text:p>
      <text:p text:style-name="Standard">3 tablespoons cinnamon<text:tab/><text:tab/><text:tab/><text:tab/>1 pound caramels</text:p>
      <text:p text:style-name="Standard">1<text:s/>cup milk<text:tab/><text:tab/><text:tab/><text:tab/><text:tab/><text:tab/>Toasted pecans</text:p>
      <text:p text:style-name="Standard"/>
      <text:p text:style-name="Standard">Mix cake mix, oil, sour cream, sugar and eggs well. <text:s/>Pour ½ the batter in greased and floured bundt pan. <text:s/>Mix cinnamon and brown sugar. <text:s/>Sprinkle over the batter. <text:s/>Pour remainder of batter over sugar mixture. <text:s/>Take table knife<text:s/>and cut (swirl) the batter slightly. <text:s/>Bake at 325<text:span text:style-name="T40">° for 45 minutes to 1 ½ hours until toothpick comes clean. <text:s/>Mix caramel and milk to make sauce. <text:s/>When ready to serve cake, cut into slices; add warm caramel sauce and sprinkle with toasted pecans. <text:s/>(Also va</text:span><text:span text:style-name="T41">nilla ice cream can be added before the caramel sauce and pecans to give scrumptious dessert!)</text:span></text:p>
      <text:p text:style-name="P42"/>
      <text:p text:style-name="Standard"/>
      <text:p text:style-name="P43">Zebra Icebox Cake</text:p>
      <text:p text:style-name="Standard"/>
      <text:p text:style-name="Standard">1 (3 3/4- oz.) package vanilla instant pudding<text:tab/>1 (4 1/2 –oz.) package chocolate instant pudding</text:p>
      <text:p text:style-name="Standard">2 cups milk<text:tab/><text:tab/><text:tab/><text:tab/><text:tab/><text:tab/>1 (12-oz.) Cool Whip</text:p>
      <text:p text:style-name="Standard">32<text:s/>square graham crackers</text:p>
      <text:p text:style-name="Standard"/>
      <text:p text:style-name="Standard">Prepare vanilla and chocolate instant pudding<text:s/><text:span text:style-name="T44">separately</text:span>, slowly beating each with 1 cup milk using rotary beater or at lowest speed of electric mixer until well blended – about 2 minutes. <text:s/>Let stand 5 minutes. <text:s/>Blend half of the Cool Whip into each of the puddings. Place a layer of graham crackers on the bottom of an 8“ square pan; spread with half of the chocolate puddking. <text:s/>Repeat, alternating pudding flavors. <text:s/>Chill at least 6 hours. <text:s/>Garish as desired. <text:s/>Cut into 12 servings.</text:p>
      <text:p text:style-name="P45"/>
      <text:p text:style-name="P46">Tea Cakes</text:p>
      <text:p text:style-name="P47"/>
      <text:p text:style-name="Standard">2 eggs<text:tab/><text:tab/><text:tab/><text:tab/><text:tab/><text:tab/><text:tab/>1 cup sugar</text:p>
      <text:p text:style-name="Standard">1 cup butter, melted<text:tab/><text:tab/><text:tab/><text:tab/><text:tab/>2 teaspoons baking powder</text:p>
      <text:p text:style-name="Standard">4 tablespoons cream (milk)<text:tab/><text:tab/><text:tab/><text:tab/>2 ¼ cups all-purpose flour, sifter</text:p>
      <text:p text:style-name="Standard">2 teaspoons vanilla<text:tab/><text:tab/><text:tab/><text:tab/><text:tab/>flour (enough to be able to roll</text:p>
      <text:p text:style-name="Standard"/>
      <text:p text:style-name="Standard">Add ingredients. <text:s/>Flour a surface covered in wax<text:s/>paper. <text:s text:c="2"/>Roll out and cut. <text:s/>Bake at 350<text:span text:style-name="T48">°</text:span><text:s/>until done.</text:p>
      <text:p text:style-name="Standard"/>
      <text:p text:style-name="P49"/>
      <text:soft-page-break/>
      <text:p text:style-name="P50">Old Fashioned Southern Tea Cakes</text:p>
      <text:p text:style-name="P51"/>
      <text:p text:style-name="Standard">1 ¼ cups all-purpose flour, sifted<text:tab/><text:tab/><text:tab/>1 cup sugar</text:p>
      <text:p text:style-name="Standard">¾ cup melted butter<text:tab/><text:tab/><text:tab/><text:tab/><text:tab/>1 ½ teaspoons vanilla</text:p>
      <text:p text:style-name="Standard">2 teaspoons baking powder<text:tab/><text:tab/><text:tab/><text:tab/>1 egg</text:p>
      <text:p text:style-name="Standard"/>
      <text:p text:style-name="Standard">Preheat oven to 350<text:span text:style-name="T52">°. <text:s/>Mix all ingr</text:span><text:span text:style-name="T53">edinets together until moist. <text:s/>Roll out dough on a floured surface and cut tea cakes to desired size. <text:s/>Bake until done, depending on degree of thickness.</text:span></text:p>
      <text:p text:style-name="P54"/>
      <text:p text:style-name="P55">Joanne Perkins‘ Cake</text:p>
      <text:p text:style-name="P56">Joanne Perkins</text:p>
      <text:p text:style-name="P57"/>
      <text:p text:style-name="P58">1 Duncan Hines Deluyxe II Cake Mix<text:tab/><text:tab/>1 stick of butter, softened</text:p>
      <text:p text:style-name="P59">1 egg<text:tab/><text:tab/><text:tab/><text:tab/><text:tab/><text:tab/><text:tab/>2 eggs</text:p>
      <text:p text:style-name="P60">8 oz. Softened cream cheese<text:tab/><text:tab/><text:tab/><text:tab/>1 box (less ¼ cup) powdered sugar</text:p>
      <text:p text:style-name="P61"/>
      <text:p text:style-name="Standard"><text:span text:style-name="T62">Mix cake mx, butter, and 1 egg in dough form. <text:s/>Press into 9x13 pan. <text:s/>Mix 2 eggs, cream cheese and powdered sugar (less ¼ cup). <text:s/>Beat until smooth and pour on top of cake m</text:span><text:span text:style-name="T63">ixture. <text:s/>Bake at<text:s/></text:span>350<text:span text:style-name="T64">° for 35 minutes. <text:s/>(It will fall some when taken from the oven.) <text:s/>Spinkle ¼ cup powdered sugar on top while hot. <text:s/>Cool before cutting into squares.</text:span></text:p>
      <text:p text:style-name="Standard"/>
      <text:p text:style-name="P65">1-2-3 Cake</text:p>
      <text:p text:style-name="P66"><text:tab/><text:tab/><text:tab/><text:tab/><text:tab/>Mama Franklin</text:p>
      <text:p text:style-name="P67"/>
      <text:p text:style-name="Standard">1 cup butter, softened<text:tab/><text:tab/><text:tab/><text:tab/><text:tab/>2 cups sugar</text:p>
      <text:p text:style-name="Standard">4 eggs<text:tab/><text:tab/><text:tab/><text:tab/><text:tab/><text:tab/><text:tab/>3 cups flour</text:p>
      <text:p text:style-name="Standard">1 cup milk<text:tab/><text:tab/><text:tab/><text:tab/><text:tab/><text:tab/>½<text:s/>teaspoon salt</text:p>
      <text:p text:style-name="Standard">2 ½<text:s/>teaspoons baking powder<text:tab/><text:tab/><text:tab/>1<text:s/>tablespoon vanilla</text:p>
      <text:p text:style-name="Standard"/>
      <text:p text:style-name="Standard">Cream <text:s/>butterand sugar; beat in eggs, one at a time. <text:s/>Add flour and milk alternately. <text:s/>Beat in vanilla. <text:s/>Bake at 350º in greased and floured 8 or 9" round pans (2 or 3 depending how thick you want the cake layers). <text:s/>Cool on wire racks for 5 <text:s/>minutes; then take table knife and go around edge between pan and cake and loose cake. <text:s/>Dump layers onto wire racks to finish cooling. <text:s/>Frost with any desired frosting.</text:p>
      <text:p text:style-name="Standard"/>
      <text:p text:style-name="P68">Pecan Pie Cake</text:p>
      <text:p text:style-name="Standard"/>
      <text:p text:style-name="Standard">1 box yellow cakae or butter cake mix<text:tab/><text:tab/>1 egg</text:p>
      <text:p text:style-name="Standard">½ cup melted butter<text:tab/><text:tab/><text:tab/><text:tab/><text:tab/>1 ½ cup light corn syrup</text:p>
      <text:p text:style-name="Standard">3 eggs<text:tab/><text:tab/><text:tab/><text:tab/><text:tab/><text:tab/><text:tab/>½ cup dark brown sugar, packed</text:p>
      <text:p text:style-name="Standard">1 teaspoon vanilla<text:tab/><text:tab/><text:tab/><text:tab/><text:tab/>1 ½ cups chopped pecans</text:p>
      <text:p text:style-name="Standard"/>
      <text:p text:style-name="Standard">Preheat oven to 325<text:span text:style-name="T69">°</text:span>. <text:s/>Mix cake mix, 1 egg and melted<text:s/>butter until well-blended. <text:s/>Reserve 2/3 cup of batter. <text:s/>Spread the remainder of batter (that with egg and butter) into a greased 9x13 pan and bake 15 minutes or until lightly browned.</text:p>
      <text:p text:style-name="Standard">Mix reserved batter with syrup, 3 eggs, brown sugar, vanilla and pecans.<text:s text:c="2"/>Pour this mixture on top of crust and bake for 50-60 minutes.</text:p>
      <text:p text:style-name="P70"/>
      <text:p text:style-name="P71"/>
      <text:p text:style-name="P72"/>
      <text:p text:style-name="P73"/>
      <text:p text:style-name="P74"/>
      <text:soft-page-break/>
      <text:p text:style-name="P75">Yellow Cake with Caramel Icing</text:p>
      <text:p text:style-name="Standard"/>
      <text:p text:style-name="Standard">1 cup butter<text:tab/><text:tab/><text:tab/><text:tab/><text:tab/><text:tab/>2 ½ cups sugar</text:p>
      <text:p text:style-name="Standard">4 eggs<text:tab/><text:tab/><text:tab/><text:tab/><text:tab/><text:tab/><text:tab/>3 cups all-purpose flour</text:p>
      <text:p text:style-name="Standard">1 cup buttermilk<text:tab/><text:tab/><text:tab/><text:tab/><text:tab/>½ teaspoon baking soda</text:p>
      <text:p text:style-name="Standard">1 tablespoon boiling water<text:tab/><text:tab/><text:tab/><text:tab/>1 teaspoon<text:s/>vanilla</text:p>
      <text:p text:style-name="Standard"/>
      <text:p text:style-name="Standard">Cream the butter and sugar. <text:s/>Add the eggs, one at a time, beating well after each addition. <text:s/>Add flour and buttermilk alternately, <text:s/>beginning and ending with flour. <text:s/>Dissolve baking soda in water and add to batter. <text:s/>Beat well; then add vanilla. <text:s/>Pour batter into 1-9“ greased and floured cake pans. <text:s/>Bake at 325<text:span text:style-name="T76">°</text:span><text:s/>for 35-40 minutes. <text:s/>Remove layers adn cool. <text:s/>Frost with caramel icing. <text:s/>(Recipe follows.)</text:p>
      <text:p text:style-name="Standard"/>
      <text:p text:style-name="Standard"><text:span text:style-name="T77">Caramel Icing:</text:span></text:p>
      <text:p text:style-name="Standard"/>
      <text:p text:style-name="Standard">2 ¼ cups sugar<text:tab/><text:tab/><text:tab/><text:tab/><text:tab/>½ cup butter</text:p>
      <text:p text:style-name="Standard">1 small can evaporated milk<text:tab/><text:tab/><text:tab/><text:tab/>1/3 cup powdered sugar</text:p>
      <text:p text:style-name="Standard">½ teaspoon vanilla</text:p>
      <text:p text:style-name="Standard"/>
      <text:p text:style-name="Standard">Brown ¼ cup sugar until dark brown in a heavy saucepan. <text:s/>Add butter and melt. <text:s/>Add 1 cup sugar and mix well; then add milk. Bring to a boil. <text:s/>Add remaining sugar. <text:s/>Boil to soft ball stage. <text:s/>Remove from heat and add powdered sugar and vanilla. <text:s/>Beat with an electric mixer until it is a spreading consistency. <text:s/>Frost cooled cake.</text:p>
      <text:p text:style-name="Standard"/>
      <text:p text:style-name="P78">Thin-Layaer Cake (15 Layers)</text:p>
      <text:p text:style-name="Standard"><text:tab/><text:tab/><text:tab/><text:tab/><text:tab/><text:tab/><text:tab/><text:tab/>Pansy Smith and Linda Lawless</text:p>
      <text:p text:style-name="Standard"/>
      <text:p text:style-name="Standard">1 Box yellow cake mix<text:tab/><text:tab/><text:tab/><text:tab/>1 ½ cups self-rising flour</text:p>
      <text:p text:style-name="Standard">1 cup sugar<text:tab/><text:tab/><text:tab/><text:tab/><text:tab/><text:tab/>2 cups milk (room temperature)</text:p>
      <text:p text:style-name="Standard">1 (8-oz.) carton sour cream<text:tab/><text:tab/><text:tab/><text:tab/>2 sticks butter (room temperature)</text:p>
      <text:p text:style-name="Standard">6 eggs (room temperature)</text:p>
      <text:p text:style-name="Standard"/>
      <text:p text:style-name="Standard">In mixing bowl cream butter and sugar until light and creamy. <text:s/>Beat in one egg at a time. <text:s/>Stir together cake mix and flour<text:tab/>with mixer on low speed<text:s/>alternately add dry ingredients, milk and sour cream. <text:s/>Mix well.</text:p>
      <text:p text:style-name="Standard">Spray 8“ cake pans with Baker’s Joy cooking spray. <text:s/>Add ¾ cups to each pan. <text:s/>Bake at 375<text:span text:style-name="T79">°</text:span><text:s/>for 10 minutes. <text:s/>Cool and frost. <text:s/>Use 6 pans; bake three pans at a time – five times. <text:s/>No need to wash pans between bakings. <text:s/>Just wipe them out; add more Baker’s Joy and continue.<text:tab/><text:tab/><text:tab/><text:tab/><text:tab/></text:p>
      <text:p text:style-name="P80">Yellow Cake with Caramel Icing #2</text:p>
      <text:p text:style-name="P81">Carol Nelson</text:p>
      <text:p text:style-name="Standard"/>
      <text:p text:style-name="Standard">1 Duncan Hines Butter Cake Mix<text:tab/><text:tab/><text:tab/>4 cups sugar</text:p>
      <text:p text:style-name="Standard">1 cup butter<text:tab/><text:tab/><text:tab/><text:tab/><text:tab/><text:tab/>1 small can evaporated milk</text:p>
      <text:p text:style-name="Standard">Small amount of milk</text:p>
      <text:p text:style-name="Standard"/>
      <text:p text:style-name="Standard">Bake cake<text:s/>according to directions on box. <text:s/>(2 or 3 layers)</text:p>
      <text:p text:style-name="Standard">Combine 3 ½ cups sugar, butter and milk (pur milk in measuring cup, fill to 1 cup whole milk. <text:s/>Place in very heavy boiler. <text:s/>Before this mixture comes to a boil, place ½ cup sugar in heavy iron skillet and melt. <text:s/>Bring mixture in boiler to a full boil, stirring constantly. <text:s/>Pour melted sugar into boiler mixutre and bring to a full boil once again. Cook to soft ball stage. <text:s/>Pour into bowl and cool to barely warm. Beat with mixter until creamy and spreading consistancy. <text:s/>If it seems a little thick, add few drops of milk. <text:s/>Spread on prepared cake layers. <text:s/>See Icings and Frostings - Caramel Icing.</text:p>
      <text:soft-page-break/>
      <text:p text:style-name="P82">LANE CAKE</text:p>
      <text:p text:style-name="P83"/>
      <text:p text:style-name="P84">3 cups flour</text:p>
      <text:p text:style-name="P85">2 cups sugar</text:p>
      <text:p text:style-name="P86">1 cup country butter</text:p>
      <text:p text:style-name="P87">8 egg whites, stiffly beaten</text:p>
      <text:p text:style-name="P88">3 tsp. baking powder</text:p>
      <text:p text:style-name="P89">1 tsp.<text:s/>salt</text:p>
      <text:p text:style-name="P90">1 tsp. vanilla</text:p>
      <text:p text:style-name="P91">1 cup sweet milk</text:p>
      <text:p text:style-name="P92"/>
      <text:p text:style-name="P93">Cream butter, sugar, add dry ingredients and flour and milk, alternately.  Beat until smooth, add vanilla, and fold in beaten egg whites.  Bake 325 (I am sure that is three pans)</text:p>
      <text:p text:style-name="P94"/>
      <text:p text:style-name="P95">FILLING:</text:p>
      <text:p text:style-name="P96"/>
      <text:p text:style-name="P97">2 cups sugar</text:p>
      <text:p text:style-name="P98">1 cup butter</text:p>
      <text:p text:style-name="P99">8 egg yolks, beaten</text:p>
      <text:p text:style-name="P100">1 fresh coconut</text:p>
      <text:p text:style-name="P101">2 cups chopped pecans</text:p>
      <text:p text:style-name="P102">2 cups raisins</text:p>
      <text:p text:style-name="P103"/>
      <text:p text:style-name="P104">Cream butter and sugar and heat.  Add beaten egg yolks, cook until thicken.  Beat until cool, add nuts, coconut and raisins.  (My memory tells me she split the cake into 6 layers, and iced with all of this delicious topping.  I have never made this myself, but one of these days I am going to do it!  You know how that goes.)</text:p>
      <text:p text:style-name="Standard"><text:span text:style-name="T105"><text:s/></text:spa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Helvetica" svg:font-family="Helvetica" style:font-family-generic="swiss" style:font-pitch="variable" svg:panose-1="2 11 5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end"/>
    </style:style>
    <style:style style:name="P3" style:parent-style-name="Footer" style:family="paragraph">
      <style:paragraph-properties fo:text-align="end"/>
    </style:style>
  </office:automatic-styles>
  <office:master-styles>
    <style:master-page style:name="MP0" style:page-layout-name="PL0">
      <style:header>
        <text:p text:style-name="P2">Desserts – Miscellaneous Cakes</text:p>
      </style:header>
      <style:footer>
        <text:p text:style-name="P3"><text:page-number text:fixed="false">19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Lou</meta:initial-creator>
    <dc:creator>Sam Windham</dc:creator>
    <meta:creation-date>2009-04-16T11:32:00Z</meta:creation-date>
    <dc:date>2015-08-22T01:18:00Z</dc:date>
    <meta:template xlink:href="Normal" xlink:type="simple"/>
    <meta:editing-cycles>21</meta:editing-cycles>
    <meta:editing-duration>PT8160S</meta:editing-duration>
    <meta:user-defined meta:name="Info 1"/>
    <meta:user-defined meta:name="Info 2"/>
    <meta:user-defined meta:name="Info 3"/>
    <meta:user-defined meta:name="Info 4"/>
    <meta:document-statistic meta:page-count="6" meta:paragraph-count="24" meta:word-count="1840" meta:character-count="12308" meta:row-count="87" meta:non-whitespace-character-count="10492"/>
  </office:meta>
</office:document-meta>
</file>